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13.7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value</text:p>
          </table:table-cell>
          <table:table-cell office:value-type="string">
            <text:p>armor_c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ather Gloves</text:p>
          </table:table-cell>
          <table:table-cell office:value-type="string">
            <text:p>Standard leather gloves.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udded Leather Gloves</text:p>
          </table:table-cell>
          <table:table-cell office:value-type="string">
            <text:p>Leather gloves studded with steel spikes.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avy Leather Gloves</text:p>
          </table:table-cell>
          <table:table-cell office:value-type="string">
            <text:p>Reinforced leather gloves.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ilded Leather Gloves</text:p>
          </table:table-cell>
          <table:table-cell office:value-type="string">
            <text:p>Reinforced leather gloves decorated with a gold trim.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ain Gloves</text:p>
          </table:table-cell>
          <table:table-cell office:value-type="string">
            <text:p>Gloves made of steel chain links.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ilded Chain Gloves</text:p>
          </table:table-cell>
          <table:table-cell office:value-type="string">
            <text:p>Gloves made of steel chain links and decorated with a gold trim.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auntlets</text:p>
          </table:table-cell>
          <table:table-cell office:value-type="string">
            <text:p>Gauntlets made of plated steel.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ilded Gauntlets</text:p>
          </table:table-cell>
          <table:table-cell office:value-type="string">
            <text:p>Gauntlets made of plated steel and decorated with a gold trim.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iery Gauntlets</text:p>
          </table:table-cell>
          <table:table-cell office:value-type="string">
            <text:p>Steel gauntlets that emanate warmth and protect from fire.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rozen Gauntlets</text:p>
          </table:table-cell>
          <table:table-cell office:value-type="string">
            <text:p>Steel gauntlets that emanate an icy chill and protect from cold.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arthen Gauntlets</text:p>
          </table:table-cell>
          <table:table-cell office:value-type="string">
            <text:p>Steel gauntlets that are shrouded with vines and plant matter and protect from earth.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quatic Gauntlets</text:p>
          </table:table-cell>
          <table:table-cell office:value-type="string">
            <text:p>Steel gauntlets that are shrouded with a water coat and protect from water.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lood Gauntlets</text:p>
          </table:table-cell>
          <table:table-cell office:value-type="string">
            <text:p>Steel gauntlets stained with the blood of 1000 battles.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byssal Gauntlets</text:p>
          </table:table-cell>
          <table:table-cell office:value-type="string">
            <text:p>Steel gauntlets that seem to bend time and space around the wearer.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rk Gauntlets</text:p>
          </table:table-cell>
          <table:table-cell office:value-type="string">
            <text:p>Steel gauntlets said to be cursed.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ncient Handwraps</text:p>
          </table:table-cell>
          <table:table-cell office:value-type="string">
            <text:p>Magical ancient leather gloves that are well intact.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ilded Handwraps</text:p>
          </table:table-cell>
          <table:table-cell office:value-type="string">
            <text:p>Magical ancient leather gloves that are well intact and decorated with a gold trim.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5">2020-10-05</text:date>, <text:time>22:3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20-10-05T19:01:27.71</meta:creation-date>
    <meta:generator>OpenOffice/4.1.5$Win32 OpenOffice.org_project/415m1$Build-9789</meta:generator>
    <dc:date>2020-10-05T22:36:00.04</dc:date>
    <dc:creator>Riley Runchey</dc:creator>
    <meta:editing-duration>PT46M47S</meta:editing-duration>
    <meta:editing-cycles>4</meta:editing-cycles>
    <meta:document-statistic meta:table-count="3" meta:cell-count="56" meta:object-count="0"/>
  </office:meta>
</office:document-meta>
</file>